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D000003E853ACE716467B8C85.png" manifest:media-type="image/png"/>
  <manifest:file-entry manifest:full-path="Pictures/100000010000037E000003FFF998F3924B653764.png" manifest:media-type="image/png"/>
  <manifest:file-entry manifest:full-path="Pictures/10000001000004260000002C3877B3BF325045AF.png" manifest:media-type="image/png"/>
  <manifest:file-entry manifest:full-path="Pictures/100000010000048A0000019D9DF7AC261369EA8B.png" manifest:media-type="image/png"/>
  <manifest:file-entry manifest:full-path="Pictures/100000010000034500000400B4F638D255620107.png" manifest:media-type="image/png"/>
  <manifest:file-entry manifest:full-path="Pictures/10000001000006570000006BD27392507C8316F7.png" manifest:media-type="image/png"/>
  <manifest:file-entry manifest:full-path="Pictures/10000001000001F300000262ECE27CA8C33457EF.png" manifest:media-type="image/png"/>
  <manifest:file-entry manifest:full-path="Pictures/100000010000023B00000322643753FEE40B0EF6.png" manifest:media-type="image/png"/>
  <manifest:file-entry manifest:full-path="Pictures/10000001000001FA000002661A0D250399A51C6F.png" manifest:media-type="image/png"/>
  <manifest:file-entry manifest:full-path="Pictures/10000001000004AB000000791F8A297C22AE2F51.png" manifest:media-type="image/png"/>
  <manifest:file-entry manifest:full-path="Pictures/10000001000003B7000000324A4D6B4CD1C361D5.png" manifest:media-type="image/png"/>
  <manifest:file-entry manifest:full-path="Pictures/100000010000047600000033A160114E13659B98.png" manifest:media-type="image/png"/>
  <manifest:file-entry manifest:full-path="Pictures/10000001000006C1000000695FFC5DECA22D8CA7.png" manifest:media-type="image/png"/>
  <manifest:file-entry manifest:full-path="Pictures/100000010000034D00000316CC4470080EFC4B93.png" manifest:media-type="image/png"/>
  <manifest:file-entry manifest:full-path="Pictures/10000001000007800000043849E0EB4B0B5C5418.png" manifest:media-type="image/png"/>
  <manifest:file-entry manifest:full-path="Pictures/10000001000004880000014B2A537BF24B0FEFA7.png" manifest:media-type="image/png"/>
  <manifest:file-entry manifest:full-path="Pictures/10000001000007800000043866CEDF620DC2AF80.png" manifest:media-type="image/png"/>
  <manifest:file-entry manifest:full-path="Pictures/10000001000001CB000002C1CCC87090C965AAB9.png" manifest:media-type="image/png"/>
  <manifest:file-entry manifest:full-path="Pictures/100000010000043A00000033F7A9842E837C162C.png" manifest:media-type="image/png"/>
  <manifest:file-entry manifest:full-path="Pictures/100000010000057F000001013615F8C8A815D055.png" manifest:media-type="image/png"/>
  <manifest:file-entry manifest:full-path="Pictures/1000000100000436000000A162E3811339FB9BAE.png" manifest:media-type="image/png"/>
  <manifest:file-entry manifest:full-path="Pictures/10000001000004780000004BE787B664193E6D9F.png" manifest:media-type="image/png"/>
  <manifest:file-entry manifest:full-path="Pictures/10000001000004A8000000ABD91E038668D43538.png" manifest:media-type="image/png"/>
  <manifest:file-entry manifest:full-path="Pictures/100000010000049F000000A4C20FF3163FC8ED3D.png" manifest:media-type="image/png"/>
  <manifest:file-entry manifest:full-path="Pictures/100000010000078000000438BDDA5EBB1A5165DB.png" manifest:media-type="image/png"/>
  <manifest:file-entry manifest:full-path="Pictures/10000001000006C000000086A342263C9FE7E4CF.png" manifest:media-type="image/png"/>
  <manifest:file-entry manifest:full-path="Pictures/100000010000049A000000E8B05AD9FDA8DDA595.png" manifest:media-type="image/png"/>
  <manifest:file-entry manifest:full-path="Pictures/10000001000004340000002C05C06DAC4B303E46.png" manifest:media-type="image/png"/>
  <manifest:file-entry manifest:full-path="Pictures/100000010000042E0000002C4235727943A69E3E.png" manifest:media-type="image/png"/>
  <manifest:file-entry manifest:full-path="Pictures/10000001000003BF000003FF1317A48CDDA06106.png" manifest:media-type="image/png"/>
  <manifest:file-entry manifest:full-path="Pictures/10000001000004480000002E83B184E90EFC219D.png" manifest:media-type="image/png"/>
  <manifest:file-entry manifest:full-path="Pictures/10000001000004A30000012EF932D07CEAF6FF91.png" manifest:media-type="image/png"/>
  <manifest:file-entry manifest:full-path="Pictures/100000010000037E000003FF61072264859F7B2D.png" manifest:media-type="image/png"/>
  <manifest:file-entry manifest:full-path="Pictures/100000010000037E000003FF18A69242C7309C55.png" manifest:media-type="image/png"/>
  <manifest:file-entry manifest:full-path="Pictures/10000001000004410000002DE593010887BDD667.png" manifest:media-type="image/png"/>
  <manifest:file-entry manifest:full-path="Pictures/100000010000042C0000003DD7AF733190422107.png" manifest:media-type="image/png"/>
  <manifest:file-entry manifest:full-path="Pictures/10000001000004DD000004047D6A56017739C341.png" manifest:media-type="image/png"/>
  <manifest:file-entry manifest:full-path="Pictures/100000010000017C0000006EEA8DC5B42BD139E8.png" manifest:media-type="image/png"/>
  <manifest:file-entry manifest:full-path="Pictures/100000010000050A000000E17C0A7CC59FABAE5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ad4" officeooo:paragraph-rsid="001e5ad4"/>
    </style:style>
    <style:style style:name="P2" style:family="paragraph" style:parent-style-name="Standard">
      <style:text-properties officeooo:rsid="001e5ad4" officeooo:paragraph-rsid="001e5ad4"/>
    </style:style>
    <style:style style:name="P3" style:family="paragraph" style:parent-style-name="Standard">
      <style:text-properties officeooo:rsid="0021791e" officeooo:paragraph-rsid="0021791e"/>
    </style:style>
    <style:style style:name="P4" style:family="paragraph" style:parent-style-name="Standard">
      <style:text-properties officeooo:rsid="00223dab" officeooo:paragraph-rsid="00223dab"/>
    </style:style>
    <style:style style:name="P5" style:family="paragraph" style:parent-style-name="Standard">
      <style:text-properties officeooo:rsid="002283a1" officeooo:paragraph-rsid="002283a1"/>
    </style:style>
    <style:style style:name="P6" style:family="paragraph" style:parent-style-name="Standard">
      <style:text-properties officeooo:rsid="0022fcd1" officeooo:paragraph-rsid="002283a1"/>
    </style:style>
    <style:style style:name="P7" style:family="paragraph" style:parent-style-name="Standard">
      <style:text-properties officeooo:rsid="0022fcd1" officeooo:paragraph-rsid="0022fc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n1" text:anchor-type="char" svg:x="0cm" svg:y="0cm" svg:width="17.59cm" svg:height="9.894cm" draw:z-index="0"><draw:image xlink:href="Pictures/100000010000078000000438BDDA5EBB1A5165DB.png" xlink:type="simple" xlink:show="embed" xlink:actuate="onLoad" draw:mime-type="image/png"/></draw:frame></text:p>
      <text:p text:style-name="P1"><draw:frame draw:style-name="fr1" draw:name="Imagen2" text:anchor-type="char" svg:width="17.59cm" svg:height="2.626cm" draw:z-index="4"><draw:image xlink:href="Pictures/1000000100000436000000A162E3811339FB9BAE.png" xlink:type="simple" xlink:show="embed" xlink:actuate="onLoad" draw:mime-type="image/png"/></draw:frame></text:p>
      <text:p text:style-name="P1"><draw:frame draw:style-name="fr1" draw:name="Imagen3" text:anchor-type="char" svg:width="17.59cm" svg:height="1.152cm" draw:z-index="5"><draw:image xlink:href="Pictures/10000001000004780000004BE787B664193E6D9F.png" xlink:type="simple" xlink:show="embed" xlink:actuate="onLoad" draw:mime-type="image/png"/></draw:frame></text:p>
      <text:p text:style-name="P4"><draw:frame draw:style-name="fr3" draw:name="Imagen4" text:anchor-type="char" svg:width="17.59cm" svg:height="9.894cm" draw:z-index="1"><draw:image xlink:href="Pictures/10000001000007800000043866CEDF620DC2AF80.png" xlink:type="simple" xlink:show="embed" xlink:actuate="onLoad" draw:mime-type="image/png"/></draw:frame><text:soft-page-break/></text:p>
      <text:p text:style-name="P4"><draw:frame draw:style-name="fr4" draw:name="Imagen13" text:anchor-type="char" svg:x="0cm" svg:y="0cm" svg:width="17.59cm" svg:height="9.894cm" draw:z-index="2"><draw:image xlink:href="Pictures/10000001000007800000043849E0EB4B0B5C5418.png" xlink:type="simple" xlink:show="embed" xlink:actuate="onLoad" draw:mime-type="image/png"/></draw:frame></text:p>
      <text:p text:style-name="P4"><draw:frame draw:style-name="fr1" draw:name="Imagen14" text:anchor-type="char" svg:width="17.59cm" svg:height="1.363cm" draw:z-index="3"><draw:image xlink:href="Pictures/10000001000006C000000086A342263C9FE7E4CF.png" xlink:type="simple" xlink:show="embed" xlink:actuate="onLoad" draw:mime-type="image/png"/></draw:frame></text:p>
      <text:p text:style-name="P5"><draw:frame draw:style-name="fr5" draw:name="Imagen15" text:anchor-type="char" svg:width="17.59cm" svg:height="1.067cm" draw:z-index="6"><draw:image xlink:href="Pictures/10000001000006C1000000695FFC5DECA22D8CA7.png" xlink:type="simple" xlink:show="embed" xlink:actuate="onLoad" draw:mime-type="image/png"/></draw:frame><text:soft-page-break/></text:p>
      <text:p text:style-name="P5"><draw:frame draw:style-name="fr1" draw:name="Imagen16" text:anchor-type="char" svg:width="17.59cm" svg:height="0.924cm" draw:z-index="7"><draw:image xlink:href="Pictures/10000001000003B7000000324A4D6B4CD1C361D5.png" xlink:type="simple" xlink:show="embed" xlink:actuate="onLoad" draw:mime-type="image/png"/></draw:frame></text:p>
      <text:p text:style-name="P4"/>
      <text:p text:style-name="P5"><draw:frame draw:style-name="fr1" draw:name="Imagen5" text:anchor-type="char" svg:width="17.59cm" svg:height="0.829cm" draw:z-index="8"><draw:image xlink:href="Pictures/100000010000043A00000033F7A9842E837C162C.png" xlink:type="simple" xlink:show="embed" xlink:actuate="onLoad" draw:mime-type="image/png"/></draw:frame></text:p>
      <text:p text:style-name="P5"><draw:frame draw:style-name="fr5" draw:name="Imagen17" text:anchor-type="char" svg:width="15.108cm" svg:height="21.22cm" draw:z-index="9"><draw:image xlink:href="Pictures/100000010000023B00000322643753FEE40B0EF6.png" xlink:type="simple" xlink:show="embed" xlink:actuate="onLoad" draw:mime-type="image/png"/></draw:frame></text:p>
      <text:p text:style-name="P5"><draw:frame draw:style-name="fr1" draw:name="Imagen18" text:anchor-type="char" svg:width="17.59cm" svg:height="1.78cm" draw:z-index="10"><draw:image xlink:href="Pictures/10000001000004AB000000791F8A297C22AE2F51.png" xlink:type="simple" xlink:show="embed" xlink:actuate="onLoad" draw:mime-type="image/png"/></draw:frame><text:soft-page-break/></text:p>
      <text:p text:style-name="P5"><draw:frame draw:style-name="fr1" draw:name="Imagen19" text:anchor-type="char" svg:width="17.59cm" svg:height="0.727cm" draw:z-index="11"><draw:image xlink:href="Pictures/10000001000004410000002DE593010887BDD667.png" xlink:type="simple" xlink:show="embed" xlink:actuate="onLoad" draw:mime-type="image/png"/></draw:frame></text:p>
      <text:p text:style-name="P5"/>
      <text:p text:style-name="P5"><draw:frame draw:style-name="fr2" draw:name="Imagen20" text:anchor-type="char" svg:width="13.203cm" svg:height="16.14cm" draw:z-index="12"><draw:image xlink:href="Pictures/10000001000001F300000262ECE27CA8C33457E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/>
      <text:p text:style-name="P3"/>
      <text:p text:style-name="P3"/>
      <text:p text:style-name="P3"/>
      <text:p text:style-name="P3"/>
      <text:p text:style-name="P3"><draw:frame draw:style-name="fr1" draw:name="Imagen6" text:anchor-type="char" svg:width="17.59cm" svg:height="2.438cm" draw:z-index="13"><draw:image xlink:href="Pictures/100000010000049F000000A4C20FF3163FC8ED3D.png" xlink:type="simple" xlink:show="embed" xlink:actuate="onLoad" draw:mime-type="image/png"/></draw:frame></text:p>
      <text:p text:style-name="P5"><draw:frame draw:style-name="fr4" draw:name="Imagen7" text:anchor-type="char" svg:x="0cm" svg:y="0cm" svg:width="17.59cm" svg:height="0.785cm" draw:z-index="14"><draw:image xlink:href="Pictures/100000010000047600000033A160114E13659B98.png" xlink:type="simple" xlink:show="embed" xlink:actuate="onLoad" draw:mime-type="image/png"/></draw:frame><text:soft-page-break/></text:p>
      <text:p text:style-name="P5"><draw:frame draw:style-name="fr4" draw:name="Imagen21" text:anchor-type="char" svg:x="2.101cm" svg:y="0cm" svg:width="13.388cm" svg:height="16.245cm" draw:z-index="15"><draw:image xlink:href="Pictures/10000001000001FA000002661A0D250399A51C6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22" text:anchor-type="char" svg:width="17.59cm" svg:height="3.463cm" draw:z-index="16"><draw:image xlink:href="Pictures/100000010000049A000000E8B05AD9FDA8DDA595.png" xlink:type="simple" xlink:show="embed" xlink:actuate="onLoad" draw:mime-type="image/png"/></draw:frame></text:p>
      <text:p text:style-name="P1"/>
      <text:p text:style-name="P5"><draw:frame draw:style-name="fr1" draw:name="Imagen8" text:anchor-type="char" svg:width="17.59cm" svg:height="0.737cm" draw:z-index="17"><draw:image xlink:href="Pictures/10000001000004480000002E83B184E90EFC219D.png" xlink:type="simple" xlink:show="embed" xlink:actuate="onLoad" draw:mime-type="image/png"/></draw:frame><text:soft-page-break/></text:p>
      <text:p text:style-name="P5"><draw:frame draw:style-name="fr2" draw:name="Imagen9" text:anchor-type="char" svg:width="12.144cm" svg:height="18.653cm" draw:z-index="18"><draw:image xlink:href="Pictures/10000001000001CB000002C1CCC87090C965AAB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Imagen23" text:anchor-type="char" svg:width="17.59cm" svg:height="2.522cm" draw:z-index="19"><draw:image xlink:href="Pictures/10000001000004A8000000ABD91E038668D43538.png" xlink:type="simple" xlink:show="embed" xlink:actuate="onLoad" draw:mime-type="image/png"/></draw:frame></text:p>
      <text:p text:style-name="P7"><draw:frame draw:style-name="fr1" draw:name="Imagen24" text:anchor-type="char" svg:width="17.59cm" svg:height="0.718cm" draw:z-index="20"><draw:image xlink:href="Pictures/10000001000004340000002C05C06DAC4B303E46.png" xlink:type="simple" xlink:show="embed" xlink:actuate="onLoad" draw:mime-type="image/png"/></draw:frame><text:soft-page-break/></text:p>
      <text:p text:style-name="P7"><draw:frame draw:style-name="fr1" draw:name="Imagen25" text:anchor-type="char" svg:width="17.59cm" svg:height="18.762cm" draw:z-index="21"><draw:image xlink:href="Pictures/10000001000003BF000003FF1317A48CDDA06106.png" xlink:type="simple" xlink:show="embed" xlink:actuate="onLoad" draw:mime-type="image/png"/></draw:frame></text:p>
      <text:p text:style-name="P7"/>
      <text:p text:style-name="P7"/>
      <text:p text:style-name="P7"><draw:frame draw:style-name="fr1" draw:name="Imagen26" text:anchor-type="char" svg:width="17.59cm" svg:height="3.212cm" draw:z-index="22"><draw:image xlink:href="Pictures/100000010000057F000001013615F8C8A815D055.png" xlink:type="simple" xlink:show="embed" xlink:actuate="onLoad" draw:mime-type="image/png"/></draw:frame><text:soft-page-break/></text:p>
      <text:p text:style-name="P7"><draw:frame draw:style-name="fr1" draw:name="Imagen27" text:anchor-type="char" svg:width="17.59cm" svg:height="4.475cm" draw:z-index="23"><draw:image xlink:href="Pictures/10000001000004A30000012EF932D07CEAF6FF91.png" xlink:type="simple" xlink:show="embed" xlink:actuate="onLoad" draw:mime-type="image/png"/></draw:frame></text:p>
      <text:p text:style-name="P7"/>
      <text:p text:style-name="P7"><draw:frame draw:style-name="fr1" draw:name="Imagen10" text:anchor-type="char" svg:width="17.59cm" svg:height="0.723cm" draw:z-index="24"><draw:image xlink:href="Pictures/100000010000042E0000002C4235727943A69E3E.png" xlink:type="simple" xlink:show="embed" xlink:actuate="onLoad" draw:mime-type="image/png"/></draw:frame></text:p>
      <text:p text:style-name="P7"><draw:frame draw:style-name="fr4" draw:name="Imagen28" text:anchor-type="char" svg:x="0cm" svg:y="0cm" svg:width="17.59cm" svg:height="14.522cm" draw:z-index="25"><draw:image xlink:href="Pictures/10000001000004DD000004047D6A56017739C341.png" xlink:type="simple" xlink:show="embed" xlink:actuate="onLoad" draw:mime-type="image/png"/></draw:frame><text:soft-page-break/></text:p>
      <text:p text:style-name="P7"><draw:frame draw:style-name="fr1" draw:name="Imagen29" text:anchor-type="char" svg:width="17.59cm" svg:height="3.067cm" draw:z-index="26"><draw:image xlink:href="Pictures/100000010000050A000000E17C0A7CC59FABAE58.png" xlink:type="simple" xlink:show="embed" xlink:actuate="onLoad" draw:mime-type="image/png"/></draw:frame></text:p>
      <text:p text:style-name="P7"><draw:frame draw:style-name="fr1" draw:name="Imagen30" text:anchor-type="char" svg:width="17.59cm" svg:height="5.018cm" draw:z-index="27"><draw:image xlink:href="Pictures/10000001000004880000014B2A537BF24B0FEFA7.png" xlink:type="simple" xlink:show="embed" xlink:actuate="onLoad" draw:mime-type="image/png"/></draw:frame></text:p>
      <text:p text:style-name="P7"><text:soft-page-break/></text:p>
      <text:p text:style-name="P7"/>
      <text:p text:style-name="P7"><draw:frame draw:style-name="fr1" draw:name="Imagen11" text:anchor-type="char" svg:width="17.59cm" svg:height="1.004cm" draw:z-index="28"><draw:image xlink:href="Pictures/100000010000042C0000003DD7AF733190422107.png" xlink:type="simple" xlink:show="embed" xlink:actuate="onLoad" draw:mime-type="image/png"/></draw:frame></text:p>
      <text:p text:style-name="P7"><draw:frame draw:style-name="fr1" draw:name="Imagen31" text:anchor-type="char" svg:width="17.59cm" svg:height="21.518cm" draw:z-index="29"><draw:image xlink:href="Pictures/100000010000034500000400B4F638D255620107.png" xlink:type="simple" xlink:show="embed" xlink:actuate="onLoad" draw:mime-type="image/png"/></draw:frame><text:soft-page-break/></text:p>
      <text:p text:style-name="P7"><draw:frame draw:style-name="fr3" draw:name="Imagen32" text:anchor-type="char" svg:width="17.59cm" svg:height="16.443cm" draw:z-index="30"><draw:image xlink:href="Pictures/100000010000034D00000316CC4470080EFC4B93.png" xlink:type="simple" xlink:show="embed" xlink:actuate="onLoad" draw:mime-type="image/png"/></draw:frame><text:soft-page-break/></text:p>
      <text:p text:style-name="P7"><draw:frame draw:style-name="fr1" draw:name="Imagen33" text:anchor-type="char" svg:width="17.59cm" svg:height="6.251cm" draw:z-index="31"><draw:image xlink:href="Pictures/100000010000048A0000019D9DF7AC261369EA8B.png" xlink:type="simple" xlink:show="embed" xlink:actuate="onLoad" draw:mime-type="image/png"/></draw:frame></text:p>
      <text:p text:style-name="P7"><text:soft-page-break/></text:p>
      <text:p text:style-name="P1"><draw:frame draw:style-name="fr1" draw:name="Imagen12" text:anchor-type="char" svg:width="17.59cm" svg:height="0.728cm" draw:z-index="32"><draw:image xlink:href="Pictures/10000001000004260000002C3877B3BF325045AF.png" xlink:type="simple" xlink:show="embed" xlink:actuate="onLoad" draw:mime-type="image/png"/></draw:frame></text:p>
      <text:p text:style-name="P1"><draw:frame draw:style-name="fr1" draw:name="Imagen34" text:anchor-type="char" svg:width="17.59cm" svg:height="20.126cm" draw:z-index="33"><draw:image xlink:href="Pictures/100000010000037E000003FF18A69242C7309C55.png" xlink:type="simple" xlink:show="embed" xlink:actuate="onLoad" draw:mime-type="image/png"/></draw:frame></text:p>
      <text:p text:style-name="P1"/>
      <text:p text:style-name="P1"><draw:frame draw:style-name="fr3" draw:name="Imagen35" text:anchor-type="char" svg:width="17.59cm" svg:height="20.126cm" draw:z-index="34"><draw:image xlink:href="Pictures/100000010000037E000003FFF998F3924B653764.png" xlink:type="simple" xlink:show="embed" xlink:actuate="onLoad" draw:mime-type="image/png"/></draw:frame><text:soft-page-break/></text:p>
      <text:p text:style-name="P1"><draw:frame draw:style-name="fr3" draw:name="Imagen36" text:anchor-type="char" svg:width="17.59cm" svg:height="20.126cm" draw:z-index="35"><draw:image xlink:href="Pictures/100000010000037E000003FF61072264859F7B2D.png" xlink:type="simple" xlink:show="embed" xlink:actuate="onLoad" draw:mime-type="image/png"/></draw:frame><text:soft-page-break/></text:p>
      <text:p text:style-name="P1"><draw:frame draw:style-name="fr2" draw:name="Imagen37" text:anchor-type="char" svg:width="10.054cm" svg:height="2.91cm" draw:z-index="36"><draw:image xlink:href="Pictures/100000010000017C0000006EEA8DC5B42BD139E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n38" text:anchor-type="char" svg:width="17.59cm" svg:height="14.499cm" draw:z-index="37"><draw:image xlink:href="Pictures/10000001000004BD000003E853ACE716467B8C85.png" xlink:type="simple" xlink:show="embed" xlink:actuate="onLoad" draw:mime-type="image/png"/></draw:frame><text:soft-page-break/></text:p>
      <text:p text:style-name="P1"/>
      <text:p text:style-name="P1"><draw:frame draw:style-name="fr1" draw:name="Imagen39" text:anchor-type="char" svg:width="17.59cm" svg:height="1.159cm" draw:z-index="38"><draw:image xlink:href="Pictures/10000001000006570000006BD27392507C8316F7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6T12:58:27.588872155</meta:creation-date>
    <dc:date>2022-08-07T16:29:43.334371784</dc:date>
    <meta:editing-duration>PT2H3M36S</meta:editing-duration>
    <meta:editing-cycles>2</meta:editing-cycles>
    <meta:generator>LibreOffice/7.3.5.2$Linux_X86_64 LibreOffice_project/30$Build-2</meta:generator>
    <meta:document-statistic meta:table-count="0" meta:image-count="39" meta:object-count="0" meta:page-count="16" meta:paragraph-count="0" meta:word-count="0" meta:character-count="0" meta:non-whitespace-character-count="0"/>
  </office:meta>
</office:document-meta>
</file>